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5cm"/>
    </style:style>
    <style:style style:name="co2" style:family="table-column">
      <style:table-column-properties fo:break-before="auto" style:column-width="17.111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2.7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472cm"/>
    </style:style>
    <style:style style:name="co8" style:family="table-column">
      <style:table-column-properties fo:break-before="auto" style:column-width="11.46cm"/>
    </style:style>
    <style:style style:name="co9" style:family="table-column">
      <style:table-column-properties fo:break-before="auto" style:column-width="5.424cm"/>
    </style:style>
    <style:style style:name="co10" style:family="table-column">
      <style:table-column-properties fo:break-before="auto" style:column-width="14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#f10d0c"/>
    </style:style>
    <style:style style:name="ce9" style:family="table-cell" style:parent-style-name="Default">
      <style:table-cell-properties fo:background-color="#f10d0c"/>
      <style:text-properties fo:color="#000000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10" style:family="table-cell" style:parent-style-name="Default">
      <style:table-cell-properties fo:background-color="#bbe33d"/>
    </style:style>
    <style:style style:name="ce11" style:family="table-cell" style:parent-style-name="Default">
      <style:table-cell-properties fo:background-color="#bbe33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a6a6"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38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4ea6b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6d6d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bf0041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a6a6"/>
      <style:text-properties fo:color="#000000"/>
    </style:style>
    <style:style style:name="ce28" style:family="table-cell" style:parent-style-name="Default">
      <style:table-cell-properties fo:background-color="#ffa6a6"/>
    </style:style>
    <style:style style:name="ce29" style:family="table-cell" style:parent-style-name="Default">
      <style:table-cell-properties fo:background-color="#ffa6a6"/>
      <style:text-properties fo:color="#ed4c0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<text:s/>Question</text:p>
          </table:table-cell>
          <table:table-cell table:style-name="ce4" office:value-type="string" calcext:value-type="string">
            <text:p>Stuck</text:p>
          </table:table-cell>
          <table:table-cell table:style-name="ce4" office:value-type="string" calcext:value-type="string">
            <text:p>Solving Strategy</text:p>
          </table:table-cell>
          <table:table-cell table:style-name="ce4" office:value-type="string" calcext:value-type="string">
            <text:p>Concept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5">
            <text:p>Array</text:p>
          </table:table-cell>
          <table:table-cell office:value-type="string" calcext:value-type="string">
            <text:p>Remove Duplicates in-place from Sorted Array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Left rotate an array by D pla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am it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ve Zeros to en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 pointer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Find the Unio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Find missing number in an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um of number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aximum Consecutive Ones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Longest subarray with given sum K(positive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shMap with prefix su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wo Sum 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ort and don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ajority Element (&gt;n/2 time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p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Kadane's Algorithm, maximum subarray su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Print subarray with maximum subarray sum (extended version of above problem)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tock Buy and S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ogical Thinking although can be tricky</text:p>
          </table:table-cell>
          <table:table-cell table:number-columns-repeated="1019"/>
        </table:table-row>
        <table:table-row table:style-name="ro1">
          <table:covered-table-cell/>
          <table:table-cell table:style-name="ce3" office:value-type="string" calcext:value-type="string">
            <text:p>Next Greater Permutation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(N) using pivotIdx reverse and swap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Count All Subarrays With Given Sum 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covered-table-cell/>
          <table:table-cell table:style-name="ce3" office:value-type="string" calcext:value-type="string">
            <text:p>Longest Successive Elements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shSet / check whether it is a first element or no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ksum problem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Cram it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ngest Subarray With Zero Sum 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aximum Product Subarray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Largest Subarray with 0 Sum</text:p>
          </table:table-cell>
          <table:table-cell office:value-type="string" calcext:value-type="string">
            <text:p>BW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Count number of subarrays with given xor K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rge Overlapping Subintervals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rge two sorted arrays without extra space</text:p>
          </table:table-cell>
          <table:table-cell office:value-type="string" calcext:value-type="string">
            <text:p>BW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Find the repeating and missing number</text:p>
          </table:table-cell>
          <table:table-cell office:value-type="string" calcext:value-type="string">
            <text:p>BW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Count Inversion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rge approach</text:p>
          </table:table-cell>
          <table:table-cell table:number-columns-repeated="1019"/>
        </table:table-row>
        <table:table-row table:style-name="ro1">
          <table:covered-table-cell/>
          <table:table-cell table:style-name="ce3" office:value-type="string" calcext:value-type="string">
            <text:p>Reverse Pair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8">
            <text:p>Binary Search</text:p>
          </table:table-cell>
          <table:table-cell office:value-type="string" calcext:value-type="string">
            <text:p>Simple Bin Searc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Implement Lower Bound 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Search Insert Position</text:p>
            <text:p/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Find First and Last Position of Element in Sorted Arra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earch In Rotated Sorted Arra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earch In A Rotated Sorted Array II 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ontonic Stack </text:p>
          </table:table-cell>
          <table:table-cell table:style-name="ce8" office:value-type="string" calcext:value-type="string">
            <text:p>Next Greater Element 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Count Of Greater Elements To The Right 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TrappingRainWat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Sum of Subarray Minimums </text:p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office:value-type="string" calcext:value-type="string">
            <text:p>Heap</text:p>
          </table:table-cell>
          <table:table-cell table:style-name="ce10" office:value-type="string" calcext:value-type="string">
            <text:p>Kth largest element in an array [use priority queue]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Kth smallest element in an array [use priority queue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rt K sorted array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erge M sorted List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Replace each array element by its corresponding rank</text:p>
          </table:table-cell>
          <table:table-cell table:style-name="ce1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sk Scheduler</text:p>
            <text:p/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ands of Straight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reedy</text:p>
          </table:table-cell>
          <table:table-cell table:style-name="ce17" office:value-type="string" calcext:value-type="string">
            <text:p>Valid Paranthesis Checker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Lemonade Change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<text:a xlink:href="https://takeuforward.org/data-structure/fractional-knapsack-problem-greedy-approach/" xlink:type="simple">Fractional Knapsack Problem</text:a></text:p>
          </table:table-cell>
          <table:table-cell table:style-name="ce12" office:value-type="string" calcext:value-type="string">
            <text:p><text:a xlink:href="https://takeuforward.org/data-structure/fractional-knapsack-problem-greedy-approach/" xlink:type="simple">Fractional Knapsack Problem</text:a>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Find Minimum Number Of Coins 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N meetings in one ro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ump G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ump Game I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imum Number of Platform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ob Sequencing Problem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rge Interv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sert Interv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n-overlapping Interval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andy</text:p>
            <text:p/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ursion</text:p>
          </table:table-cell>
          <table:table-cell table:number-columns-repeated="1023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office:value-type="string" calcext:value-type="string">
            <text:p>Sheet</text:p>
          </table:table-cell>
        </table:table-row>
        <table:table-row table:style-name="ro1">
          <table:table-cell office:value-type="string" calcext:value-type="string">
            <text:p><text:a xlink:href="https://takeuforward.org/strivers-a2z-dsa-course/strivers-a2z-dsa-course-sheet-2" xlink:type="simple">https://takeuforward.org/strivers-a2z-dsa-course/strivers-a2z-dsa-course-sheet-2</text:a></text:p>
          </table:table-cell>
        </table:table-row>
      </table:table>
      <table:table table:name="interviewbit" table:style-name="ta1"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column table:style-name="co6" table:number-columns-repeated="1021" table:default-cell-style-name="Default"/>
        <table:table-row table:style-name="ro1">
          <table:table-cell table:style-name="ce22" office:value-type="string" calcext:value-type="string">
            <text:p>Questions</text:p>
          </table:table-cell>
          <table:table-cell table:style-name="ce22" office:value-type="string" calcext:value-type="string">
            <text:p>Difficulty</text:p>
          </table:table-cell>
          <table:table-cell office:value-type="string" calcext:value-type="string">
            <text:p>Links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Gas Station</text:p>
          </table:table-cell>
          <table:table-cell table:style-name="ce17" office:value-type="string" calcext:value-type="string">
            <text:p>Hard</text:p>
          </table:table-cell>
          <table:table-cell table:style-name="ce17" table:number-columns-repeated="1022"/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Easy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Distribute Candy</text:p>
          </table:table-cell>
          <table:table-cell table:style-name="ce27" office:value-type="string" calcext:value-type="string">
            <text:p>Impossible</text:p>
          </table:table-cell>
          <table:table-cell table:style-name="ce29" table:number-columns-repeated="1022"/>
        </table:table-row>
        <table:table-row table:style-name="ro1">
          <table:table-cell table:style-name="ce25" office:value-type="string" calcext:value-type="string">
            <text:p>Longest Increasing Subsequenc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Unique Binary Search Trees</text:p>
          </table:table-cell>
          <table:table-cell table:style-name="ce28" table:number-columns-repeated="1023"/>
        </table:table-row>
        <table:table-row table:style-name="ro1">
          <table:table-cell table:style-name="ce25" office:value-type="string" calcext:value-type="string">
            <text:p>Max Rectangle in Binary Matrix</text:p>
          </table:table-cell>
          <table:table-cell table:style-name="ce28" table:number-columns-repeated="1023"/>
        </table:table-row>
        <table:table-row table:style-name="ro1">
          <table:table-cell office:value-type="string" calcext:value-type="string">
            <text:p>Distinct Subsequence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Unique Paths in a Grid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Max Product Sub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ys to Decode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Best Time to Buy and Sell Stocks II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Best Time to Buy and Sell Stocks III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Scramble String</text:p>
          </table:table-cell>
          <table:table-cell/>
          <table:table-cell office:value-type="string" calcext:value-type="string">
            <text:p><text:a xlink:href="https://www.interviewbit.com/problems/scramble-string/" xlink:type="simple">https://www.interviewbit.com/problems/scramble-string/</text:a></text:p>
          </table:table-cell>
          <table:table-cell table:number-columns-repeated="1021"/>
        </table:table-row>
        <table:table-row table:style-name="ro1">
          <table:table-cell table:style-name="ce35" office:value-type="string" calcext:value-type="string">
            <text:p>Best Time to Buy and Sell Stocks I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Max Sum Path in Binary Tree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Regular Expression M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ngeon Prin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indrome Partitioning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Sum Path in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Jumps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 Dist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que Binary Search Tree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d Bre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ular Expression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Sum Path in Trian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mp Game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leaving Str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d Break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est valid Parenthe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p List Nodes in pa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ate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order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Duplicates from Sorted List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ge Two Sorted 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Duplicates from Sorted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Two Numbers as 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Nth Node from List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rse Linked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tion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rtion Sort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 Cy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section of Linked 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rse Link List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aluate Exp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in Water Trapp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e all Parenthe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st Rectangle in Histogr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iding Window Max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ify Directory P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St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rse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Kth Row of Pascals Triangl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ate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Sum Contiguous Sub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Duplicate in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ge Interv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ral Order Matrix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eat and Missing Number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ge Overlapping Interv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 Matrix Ze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ral Order Matrix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st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Missing Inte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One To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/3 Repeat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scal Trian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Consecutive G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Dist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 Per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indrome Inte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ify Pr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el Column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rse inte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el Column Ti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me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 Unique Path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nary Repres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ling Zeros in Facto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Fac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keys and Do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n Black and White S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Daughters Age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aking Chocolate B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lly Beans J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cine Chest on a Bo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 the Brid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nning Discs Dir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s and Draw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ie and H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r of the last b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nge Cub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lateral Triangles using Toothpi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Trib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 Time by Burning Ro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nner Hand Shak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ium Ball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ide the C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r of the last ball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 Time by Hourgl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 a Stat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Pills each d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the Defective B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e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x Colored Cub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soners and Poi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 Tri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r of the B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 Mile on the Glob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bles in J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ide Gold 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Elevator Tri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 People in a Cir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tes of Hea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stest Hor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 S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s and a Squ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Proces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rters on a 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indfolded Coin To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 Milk by C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 Switches in the Cel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 the Bridge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Palindromic 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ke N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the Defective Ball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 Number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gs and Buil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lebrity Probl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ts on a Trian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Unique Permut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th Permutation Sequ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ination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rse Link List Recu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mut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e all Parenthese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ination Sum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Que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do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ular Exp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y 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set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tter Ph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indrome Partitio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string Concaten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dow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est Consecutive Sequ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gr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s on the Straight 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id Sudo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py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k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est Substring Without Rep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section Of Sorted Arr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ge Two Sorted List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 by 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3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iner With Most Wa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Duplicates from Sorted Array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Element from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lement StrS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ger To Ro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indrome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est Common Pref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 To Inte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ngth of Last W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ply Str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igzag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o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id Ip Addre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e Version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est Palindromic Sub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tty 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 And S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stified 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Binary Str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rse the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rse B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1 B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gle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ide Inte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gle Number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 Sea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 Element Occu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an of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rch for a 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uare Root of Inte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lement Power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ated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ated Sorted Array Sea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ed Insert Po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Sorted List to Binary Search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ure Regions on Bo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d Ladder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ne Gra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d Search Bo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d Ladder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order Traver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 Greater Number B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over Binary Search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order Traversal of Cartesian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st Common Ances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uct Binary Tree From Inorder And Pre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tten Binary Tree to Linked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id Binary Search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order Traver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Depth of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nary Tree From Inorder And Post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lanced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ed Array To Balanced B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Root to Leaf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mmetric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order Traver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e Next Right Pointers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cal Binary Tr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ST Iter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igZag Level Order Traversal B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 Pointer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Depth of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 to Leaf Paths With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ge K Sorted 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RU Ca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STED_CMPL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OS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STED_CMPL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OS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ORTIZE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OS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CD_CMP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P_CMPL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LE_CMP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OS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P_CMP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STED_CMP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_2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_BU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_IMP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_BUG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_BUG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Spiders Web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ORTIZE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TTYPR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th Smallest Element in the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GREA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R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tio of Boys and Gir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Non Negative Sub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ve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rrange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atest Common Divi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ocate Boo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Painters Partition Problem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of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Continuous Series of 1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undant Br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rful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er of People He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rtest Unique Pref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Sum Without Adjacent El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eating Sub Sequ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aluate Expression To Tr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ins in a 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Of Fibonacci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pping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_CMP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_CMPL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_CMPL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Produ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ign Mice to Ho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Sha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ight On Chess Bo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ti Diagon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tel Bookings Possi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Steps in Infinite Gr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Of Two Inte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me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st Continuous Sequence Zero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nge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l Average Part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ed Permutation R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ed Permutation Rank with Repe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in Sum Infin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terministic Finite Automa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ild Identical Tr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asing SubArr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inct Initial Matr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 Mode Array Upd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est Common Prefix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Longest Common Subsequ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t Bits Sum Pairwi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indrome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est Smaller El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inct Numbers in Win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rt the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th Smallest Element In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Sum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d Cut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llest Multiple With 0 and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secting Chords in a Cir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 Permutations of B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Per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Absolute Dif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 Med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st Coprime Divi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Unsorted Sub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ing Triang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en Att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cian and Chocol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um Characters required to make a String Palindrom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est Arithmetic Prog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ys to form Max He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of pairwise Hamming Dist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 Matrices with sum Z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 digit numbers with digit sum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st Distance between nodes of a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ngth of Longest Subsequ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rtest common super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ble Inte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p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plets with Sum between given 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llest sequence with given Pr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utable Isla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sibility of finishing all courses given pre requis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tical Order traversal of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s of length N and value less than 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reverse linked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ys to color a 3xN Bo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zzBuz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XOR va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Tushars Birthday Bomb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Tushars Birthday Party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th Manhattan Distance Neighbourh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 max pair combin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id P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ize the absolute dif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st area of rectangle with permut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tel Revi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Gra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dom W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the amount in number to wo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SPPR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ple Ques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s in a given 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id phone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Fibonac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p Forward And Backward Sl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Integer To Roman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form 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 by Freque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id Email 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Punctu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p 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nth 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zing Subarr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utral Revie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ie Charac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rt Fil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ors and their Mov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ohol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e Que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ty T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um Absolute Dif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ple left rotations of the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a peak el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non repeating character in a stream of charac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est Common Subsequ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est Palindromic Subsequ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Rectangle in binary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t Time to Buy and Sell Stock atmost B t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 ro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ght view of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id BST from Pre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gonal Traver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Sum Combin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Path in Trian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sins in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rse Alternate K N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th Node From Mid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ir With Given Dif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 to Given 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 Total Set B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 Binary Linked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ycle in Directed Gra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Largest El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indromic Binary Repres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Half N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ycle in Undirected Gra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 Similar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to Palindr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1 Knaps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in of Pa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ge two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Ones After Modifi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Rectangl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ake Ladder Problem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on in Binary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lanced Paranthes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irs With Given X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Size Square Sub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Cost P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um Lights to Activ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team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en Reve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 Palindr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wel and Consonant Substring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um Appends for Palindr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al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Increment Probl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 Facto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Consecutive Charac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mutation Swap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 Edg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Sum Tripl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Nth Fibonac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Sum Square Sub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Area of Triangl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it Maximis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fect Peak of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array with given X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out of Th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array with B odd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ling With Domino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rse Level 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ller or equal el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odCutting Made Easy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ful Extra Ed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st Per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asing Path in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um Paranthes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ders in an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ling Zero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Edge Remov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rch in Bitonic Array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g Drop Problem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p by St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 Smallest Palindr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te in Circl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Moves For Bishop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array with equal occurenc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int Hous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level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ck from both sid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ge K sorted array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um Difference Subset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 array with squar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ing Subarray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set Sum Problem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OR ing the Subarray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est Subarray Leng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Repeating el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ge el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lance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arrays with distinct integer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 in Directed Gra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 with good nod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or Between Two Array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edge queri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joint Interv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 F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rn a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ect Resour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ries On A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cal Pool and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ibing was never Easy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en Produc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 Futur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l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 them Eq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array Cost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Ind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Z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ries in Infinite String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pping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ize matrix X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gonally powerful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p Rishabh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xicographically largest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 most Two Occurrenc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e Lo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lace With Factor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 Good Subseque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m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wise AND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 The Array Emp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ilar Pa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l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 Path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er Subarray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ize the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est X Chocol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 Edi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ing Special Number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gram M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ected number of Seg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id Parentheses Ag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 of the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 Shopp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 Palindr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ear the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in Que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ix with key greater than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number with highest x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 equal X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n on the Bul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ST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pot que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equal Ances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dom of Friendsh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rtest in Shor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 Po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xor with Min 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cket Cou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se Pa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engthen 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t another string operation probl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Allied Nations Tour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height of stairc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s at Distance 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order Data in Log 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th Per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tical Sum of a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ial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rial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ialize Binary Tree Mig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 And Its Freque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 Zero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 equal elements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gregate 0s and 1s in an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ct Ro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acity To Ship Packages Within B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ls and C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uct BST from Pre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vered / Uncovered N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f Per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Node in a Complete Binary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her Vert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ce Th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 Inters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Vari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tion Percen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an over m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bability of Rai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can he wi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 Marble Proba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y or girl parad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itive Test Proba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isible by 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ful Divis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 in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e Parent  Chi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ition without Sum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tel Serv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 proba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uch did he scor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p value represent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 they equal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ose for the stat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ch library it i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does the code do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d graph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itable plot 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rieval protoc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way communi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rch engine pro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does the code pri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relation analy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random samp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am Se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ces to be sp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bability of shares of a compa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mal random vari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tion for discr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it a quee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Possible Combin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rence of Each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S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e Sea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vid probability (bay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Random variables probability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vari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n of sampling dis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n multivariate analy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vari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ss random vari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ft of m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mulative proba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the 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ose the outp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thon broadcas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plot Coordin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For serie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 ax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ame ax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sing inf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univari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 in mean and med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ave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itable m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tically Stacked Bar Gra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age dimen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mension with compon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r interpre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age cropp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RG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oc vs loc part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vari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pendent vari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pling Distribution M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dard Error of Sampling Dis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pling error and Sampling 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bability Dis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othesis Testing in Salary of Data Scient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PCAs secondary objectiv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ve number the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plicates det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a Se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registrations they asked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wise un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not to retriev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l Infin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QR outlier det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bility meas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Sum of 7s Multipl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Last Di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wn Se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wn Que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digit K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e Increasing Se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ater of Les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Charac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ral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ent Qu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atz Conjec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ry Filt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rmation Sele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wn Of Thr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gital R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 of 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ps Fac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 Flipp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Sun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ater than 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 of Dig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Firefighters Averag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Firefighters Sum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st Dif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Sub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und 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d Even R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Maximi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Euclids Distanc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g Sal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strong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p Y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ditional W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 Ord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 P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 Cou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wel Cou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Common Multiple (LC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cter Frequen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gineers Joi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y T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ch Seas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 In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 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p Perfor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 and High Gra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ks Pa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thagorean Tripl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y Se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y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y Dele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e Count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Sto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indromic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ce Ro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p B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gram Che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cted Compon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gonal Fl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id Passw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itive Nega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bing Sta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gers in Str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d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cting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indromic Wo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indrome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indromic Substr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5th Highest Mark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formance Improv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mous Boo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ss Tourna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LL sor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hate Vow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rth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 Ave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urnament 2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b Off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b Offers 2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ent Inf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 And Previo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um G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off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on El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Exploring the farmers marke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inct Nu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ed Arr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ct Scientific No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ity Swapping Integer Minim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nary String Cleanup Challe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++ Expression Validity Analy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ad Challe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 Permut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y Water Ballo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P Tripl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P Triplets QXSsA</text:p>
          </table:table-cell>
          <table:table-cell table:number-columns-repeated="1023"/>
        </table:table-row>
      </table:table>
      <table:table table:name="Sheet4" table:style-name="ta1">
        <table:table-column table:style-name="co6" table:number-columns-repeated="6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08:38:17.394797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1T15:46:23.372277110</meta:creation-date>
    <dc:date>2024-04-28T09:37:02.555775104</dc:date>
    <meta:editing-duration>P5DT20H11M46S</meta:editing-duration>
    <meta:editing-cycles>61</meta:editing-cycles>
    <meta:generator>LibreOffice/6.4.7.2$Linux_X86_64 LibreOffice_project/40$Build-2</meta:generator>
    <meta:document-statistic meta:table-count="4" meta:cell-count="876" meta:object-count="0"/>
    <meta:user-defined meta:name="ProgId">Excel.Sheet</meta:user-defined>
  </office:meta>
</office:document-meta>
</file>